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1.0535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style:font-name="Arial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 style:data-style-name="N101">
      <style:text-properties fo:font-weight="bold" style:font-weight-asian="bold" style:font-weight-complex="bold"/>
    </style:style>
    <style:style style:name="ce7" style:family="table-cell" style:parent-style-name="Default" style:data-style-name="N101"/>
    <style:style style:name="ce8" style:family="table-cell" style:parent-style-name="Default" style:data-style-name="N101">
      <style:text-properties style:font-name="Arial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font-name="Ari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font-name="Arial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5"/>
        <table:table-column table:style-name="co1" table:default-cell-style-name="ce7"/>
        <table:table-column table:style-name="co1" table:default-cell-style-name="ce10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989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vailable</text:p>
          </table:table-cell>
          <table:table-cell table:style-name="ce6" office:value-type="string" calcext:value-type="string">
            <text:p>cost</text:p>
          </table:table-cell>
          <table:table-cell table:style-name="ce9" office:value-type="string" calcext:value-type="string">
            <text:p>cpu cores</text:p>
          </table:table-cell>
          <table:table-cell table:style-name="ce12" office:value-type="string" calcext:value-type="string">
            <text:p>cpu ghz</text:p>
          </table:table-cell>
          <table:table-cell table:style-name="ce12" office:value-type="string" calcext:value-type="string">
            <text:p>arch type</text:p>
          </table:table-cell>
          <table:table-cell table:style-name="ce12" office:value-type="string" calcext:value-type="string">
            <text:p>arch bits</text:p>
          </table:table-cell>
          <table:table-cell table:style-name="ce12" office:value-type="string" calcext:value-type="string">
            <text:p>memory type</text:p>
          </table:table-cell>
          <table:table-cell table:style-name="ce12" office:value-type="string" calcext:value-type="string">
            <text:p>memory GB</text:p>
          </table:table-cell>
          <table:table-cell table:style-name="ce12" office:value-type="string" calcext:value-type="string">
            <text:p>video</text:p>
          </table:table-cell>
          <table:table-cell table:style-name="ce12" office:value-type="string" calcext:value-type="string">
            <text:p>wifi</text:p>
          </table:table-cell>
          <table:table-cell table:style-name="ce12" office:value-type="string" calcext:value-type="string">
            <text:p>bluetooth</text:p>
          </table:table-cell>
          <table:table-cell table:style-name="ce12" office:value-type="string" calcext:value-type="string">
            <text:p>ethernet</text:p>
          </table:table-cell>
          <table:table-cell table:style-name="ce12" office:value-type="string" calcext:value-type="string">
            <text:p>powered from usb</text:p>
          </table:table-cell>
          <table:table-cell table:style-name="ce12" office:value-type="string" calcext:value-type="string">
            <text:p>usb</text:p>
          </table:table-cell>
          <table:table-cell table:style-name="ce12" office:value-type="string" calcext:value-type="string">
            <text:p>usb type</text:p>
          </table:table-cell>
          <table:table-cell table:style-name="ce12" office:value-type="string" calcext:value-type="string">
            <text:p>audio</text:p>
          </table:table-cell>
          <table:table-cell table:style-name="ce12" office:value-type="string" calcext:value-type="string">
            <text:p>mic</text:p>
          </table:table-cell>
          <table:table-cell table:style-name="ce12" office:value-type="string" calcext:value-type="string">
            <text:p>storage type</text:p>
          </table:table-cell>
          <table:table-cell table:style-name="ce12" office:value-type="string" calcext:value-type="string">
            <text:p>max storage (GB)</text:p>
          </table:table-cell>
          <table:table-cell table:style-name="ce12" office:value-type="string" calcext:value-type="string">
            <text:p>width (mm)</text:p>
          </table:table-cell>
          <table:table-cell table:style-name="ce12" office:value-type="string" calcext:value-type="string">
            <text:p>depth (mm)</text:p>
          </table:table-cell>
          <table:table-cell table:style-name="ce4" office:value-type="string" calcext:value-type="string">
            <text:p>area (mm^2)</text:p>
          </table:table-cell>
          <table:table-cell table:style-name="ce12" office:value-type="string" calcext:value-type="string">
            <text:p>power voltage</text:p>
          </table:table-cell>
          <table:table-cell table:style-name="ce12" office:value-type="string" calcext:value-type="string">
            <text:p>power mA</text:p>
          </table:table-cell>
          <table:table-cell table:style-name="ce12" office:value-type="string" calcext:value-type="string">
            <text:p>power watts</text:p>
          </table:table-cell>
          <table:table-cell table:style-name="ce14" office:value-type="string" calcext:value-type="string">
            <text:p>pin voltage</text:p>
          </table:table-cell>
          <table:table-cell table:style-name="ce12" office:value-type="string" calcext:value-type="string">
            <text:p>SATA</text:p>
          </table:table-cell>
          <table:table-cell table:style-name="ce12" office:value-type="string" calcext:value-type="string">
            <text:p>micro SD</text:p>
          </table:table-cell>
          <table:table-cell table:style-name="ce12" office:value-type="string" calcext:value-type="string">
            <text:p>arduino compatible</text:p>
          </table:table-cell>
          <table:table-cell table:style-name="ce12" office:value-type="string" calcext:value-type="string">
            <text:p>digital pins</text:p>
          </table:table-cell>
          <table:table-cell table:style-name="ce12" office:value-type="string" calcext:value-type="string">
            <text:p>analog pins</text:p>
          </table:table-cell>
          <table:table-cell table:style-name="ce12" office:value-type="string" calcext:value-type="string">
            <text:p>GVS</text:p>
          </table:table-cell>
          <table:table-cell table:style-name="ce4" office:value-type="string" calcext:value-type="string">
            <text:p>URL</text:p>
          </table:table-cell>
          <table:table-cell table:style-name="ce12"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26.348" calcext:value-type="float">
            <text:p>26.35</text:p>
          </table:table-cell>
          <table:table-cell office:value-type="string" calcext:value-type="string">
            <text:p>Raspberry Pi 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R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style-name="Default" table:formula="of:=[.V2]*[.W2]" office:value-type="float" office:value="4760" calcext:value-type="float">
            <text:p>476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Y2]*[.Z2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aspberrypi.org/blog/raspberry-pi-3-on-sale/</text:p>
          </table:table-cell>
          <table:table-cell table:style-name="ce5"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23.6368" calcext:value-type="float">
            <text:p>23.64</text:p>
          </table:table-cell>
          <table:table-cell table:style-name="Default" office:value-type="string" calcext:value-type="string">
            <text:p>Raspberry Pi 2 Model B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currency" office:currency="USD" office:value="35" calcext:value-type="currency">
            <text:p>$35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string" calcext:value-type="string">
            <text:p>ARM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DR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M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6" calcext:value-type="float">
            <text:p>56</text:p>
          </table:table-cell>
          <table:table-cell table:style-name="Default" table:formula="of:=[.V3]*[.W3]" office:value-type="float" office:value="4816" calcext:value-type="float">
            <text:p>48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0" calcext:value-type="float">
            <text:p>700</text:p>
          </table:table-cell>
          <table:table-cell table:style-name="ce13" table:formula="of:=[.Y3]*[.Z3]/1000" office:value-type="float" office:value="3.5" calcext:value-type="float">
            <text:p>3.5</text:p>
          </table:table-cell>
          <table:table-cell table:style-name="ce16" office:value-type="float" office:value="3.3" calcext:value-type="float">
            <text:p>3.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ttp://www.raspberrypi.org/products/raspberry-pi-2-model-b/</text:p>
          </table:table-cell>
          <table:table-cell table:style-name="ce5"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23.048" calcext:value-type="float">
            <text:p>23.05</text:p>
          </table:table-cell>
          <table:table-cell table:style-name="Default" office:value-type="string" calcext:value-type="string">
            <text:p>Odroid-C1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style-name="Default" table:formula="of:=[.V4]*[.W4]" office:value-type="float" office:value="4760" calcext:value-type="float">
            <text:p>476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3" table:formula="of:=[.Y4]*[.Z4]/1000"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ardkernel.com/main/products/prdt_info.php</text:p>
          </table:table-cell>
          <table:table-cell table:style-name="ce5"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22.284" calcext:value-type="float">
            <text:p>22.28</text:p>
          </table:table-cell>
          <table:table-cell office:value-type="string" calcext:value-type="string">
            <text:p>Orange Pi 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3" calcext:value-type="float">
            <text:p>93</text:p>
          </table:table-cell>
          <table:table-cell table:style-name="Default" table:formula="of:=[.V5]*[.W5]" office:value-type="float" office:value="5580" calcext:value-type="float">
            <text:p>558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Y5]*[.Z5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www.cnx-software.com/2015/03/21/orange-pi-2-allwinner-h3-quad-core-development-board-sells-for-35/</text:p>
          </table:table-cell>
          <table:table-cell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20.784" calcext:value-type="float">
            <text:p>20.78</text:p>
          </table:table-cell>
          <table:table-cell office:value-type="string" calcext:value-type="string">
            <text:p>Orange Pi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" calcext:value-type="currency">
            <text:p>$1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3" calcext:value-type="float">
            <text:p>93</text:p>
          </table:table-cell>
          <table:table-cell table:style-name="Default" table:formula="of:=[.V6]*[.W6]" office:value-type="float" office:value="5580" calcext:value-type="float">
            <text:p>558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Y6]*[.Z6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liliputing.com/2015/08/orange-pi-pc-is-a-15-single-board-computer.html</text:p>
          </table:table-cell>
          <table:table-cell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20.33" calcext:value-type="float">
            <text:p>20.33</text:p>
          </table:table-cell>
          <table:table-cell table:style-name="Default" office:value-type="string" calcext:value-type="string">
            <text:p>UDOO Dual Basic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style-name="Default" table:formula="of:=[.V7]*[.W7]" office:value-type="float" office:value="9350" calcext:value-type="float">
            <text:p>9350</text:p>
          </table:table-cell>
          <table:table-cell office:value-type="float" office:value="5" calcext:value-type="float">
            <text:p>5</text:p>
          </table:table-cell>
          <table:table-cell office:value-type="float" office:value="660" calcext:value-type="float">
            <text:p>660</text:p>
          </table:table-cell>
          <table:table-cell table:style-name="ce13" table:formula="of:=[.Y7]*[.Z7]/1000" office:value-type="float" office:value="3.3" calcext:value-type="float">
            <text:p>3.3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ttp://shop.udoo.org/usa/product/udoo-dual-basic.html</text:p>
          </table:table-cell>
          <table:table-cell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15.0604" calcext:value-type="float">
            <text:p>15.06</text:p>
          </table:table-cell>
          <table:table-cell table:style-name="Default" office:value-type="string" calcext:value-type="string">
            <text:p>Beagle Bone Black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45" calcext:value-type="currency">
            <text:p>$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table:style-name="Default" table:formula="of:=[.V8]*[.W8]" office:value-type="float" office:value="4698" calcext:value-type="float">
            <text:p>4698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3" table:formula="of:=[.Y8]*[.Z8]/1000" office:value-type="float" office:value="2.5" calcext:value-type="float">
            <text:p>2.5</text:p>
          </table:table-cell>
          <table:table-cell office:value-type="string" calcext:value-type="string">
            <text:p>3.3/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ttp://beagleboard.org/BLACK</text:p>
          </table:table-cell>
          <table:table-cell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9.427" calcext:value-type="float">
            <text:p>9.43</text:p>
          </table:table-cell>
          <table:table-cell table:style-name="Default" office:value-type="string" calcext:value-type="string">
            <text:p>PCDuino3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RM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R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M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65" calcext:value-type="float">
            <text:p>65</text:p>
          </table:table-cell>
          <table:table-cell table:style-name="Default" table:formula="of:=[.V9]*[.W9]" office:value-type="float" office:value="7865" calcext:value-type="float">
            <text:p>786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table:formula="of:=[.Y9]*[.Z9]/1000" office:value-type="float" office:value="10" calcext:value-type="float">
            <text:p>10</text:p>
          </table:table-cell>
          <table:table-cell table:style-name="ce16" office:value-type="float" office:value="3.3" calcext:value-type="float">
            <text:p>3.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http://www.sainsmart.com/arduino/control-boards/pcduino3.html</text:p>
          </table:table-cell>
          <table:table-cell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5" calcext:value-type="float">
            <text:p>5.00</text:p>
          </table:table-cell>
          <table:table-cell table:style-name="Default" office:value-type="string" calcext:value-type="string">
            <text:p>Arduino TRE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style-name="Default" table:formula="of:=[.V10]*[.W10]" office:value-type="float" office:value="0" calcext:value-type="float">
            <text:p>0</text:p>
          </table:table-cell>
          <table:table-cell table:number-columns-repeated="2"/>
          <table:table-cell table:style-name="ce13" table:formula="of:=[.Y10]*[.Z10]/1000" office:value-type="float" office:value="0" calcext:value-type="float">
            <text:p>0</text:p>
          </table:table-cell>
          <table:table-cell office:value-type="string" calcext:value-type="string">
            <text:p>3.3/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ttp://arduino.cc/en/Main/ArduinoBoardTre</text:p>
          </table:table-cell>
          <table:table-cell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5" calcext:value-type="float">
            <text:p>5.00</text:p>
          </table:table-cell>
          <table:table-cell table:style-name="Default" office:value-type="string" calcext:value-type="string">
            <text:p>Arduino Yun</text:p>
          </table:table-cell>
          <table:table-cell table:style-name="Default" office:value-type="float" office:value="0" calcext:value-type="float">
            <text:p>0</text:p>
          </table:table-cell>
          <table:table-cell office:value-type="currency" office:currency="USD" office:value="58" calcext:value-type="currency">
            <text:p>$5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P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2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style-name="Default" table:formula="of:=[.V11]*[.W11]" office:value-type="float" office:value="3869" calcext:value-type="float">
            <text:p>3869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13" table:formula="of:=[.Y11]*[.Z11]/1000" office:value-type="float" office:value="1.5" calcext:value-type="float">
            <text:p>1.5</text:p>
          </table:table-cell>
          <table:table-cell office:value-type="string" calcext:value-type="string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arduino.cc/en/Main/ArduinoBoardYun?from=Products.ArduinoYUN</text:p>
          </table:table-cell>
          <table:table-cell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0.3644" calcext:value-type="float">
            <text:p>0.36</text:p>
          </table:table-cell>
          <table:table-cell table:style-name="Default" office:value-type="string" calcext:value-type="string">
            <text:p>Intel Galileo Gen 1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currency" office:currency="USD" office:value="80" calcext:value-type="currency">
            <text:p>$8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x8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RAM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2" calcext:value-type="float">
            <text:p>72</text:p>
          </table:table-cell>
          <table:table-cell table:style-name="Default" table:formula="of:=[.V12]*[.W12]" office:value-type="float" office:value="8928" calcext:value-type="float">
            <text:p>892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00" calcext:value-type="float">
            <text:p>3000</text:p>
          </table:table-cell>
          <table:table-cell table:style-name="ce13" table:formula="of:=[.Y12]*[.Z12]/1000" office:value-type="float" office:value="15" calcext:value-type="float">
            <text:p>15</text:p>
          </table:table-cell>
          <table:table-cell office:value-type="string" calcext:value-type="string">
            <text:p>3.3/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0.3644" calcext:value-type="float">
            <text:p>0.36</text:p>
          </table:table-cell>
          <table:table-cell table:style-name="Default" office:value-type="string" calcext:value-type="string">
            <text:p>Intel Galileo Gen 2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80" calcext:value-type="currency">
            <text:p>$8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x8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DRAM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style-name="Default" table:formula="of:=[.V13]*[.W13]" office:value-type="float" office:value="8928" calcext:value-type="float">
            <text:p>8928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style-name="ce13" table:formula="of:=[.Y13]*[.Z13]/1000" office:value-type="float" office:value="15" calcext:value-type="float">
            <text:p>15</text:p>
          </table:table-cell>
          <table:table-cell office:value-type="string" calcext:value-type="string">
            <text:p>3.3/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ttp://arduino.cc/en/ArduinoCertified/IntelGalileo</text:p>
          </table:table-cell>
          <table:table-cell table:number-columns-repeated="989"/>
        </table:table-row>
        <table:table-row table:style-name="ro1">
          <table:table-cell table:style-name="ce2" table:formula="of:=AVAILABLE*((COST &lt;= 35)*3 + CPU_GHZ*CPU_CORES - POWER_WATTS + USB*0.5 + BLUETOOTH*0.5 + ETHERNET*0.5 + WIFI + AUDIO + MIC + (MEMORY_TYPE=&quot;DDR2&quot;)*1 + (MEMORY_TYPE=&quot;DDR3&quot;)*2 +(MEMORY_GB/1)*3+ (VIDEO=&quot;HDMI&quot;)*1 + (PIN_VOLTAGE=3.3)*1 + (PIN_VOLTAGE=&quot;3.3/5&quot;)*2 + (MICRO_SD)*1 + (GVS)*6 + (ARDUINO)*1 - AREA/10000*2) + (POWERED_FROM_USB)*5" office:value-type="float" office:value="-138.807" calcext:value-type="float">
            <text:p>-138.81</text:p>
          </table:table-cell>
          <table:table-cell office:value-type="string" calcext:value-type="string">
            <text:p>AIMB-281G2-00A1E Mini-ITX</text:p>
          </table:table-cell>
          <table:table-cell office:value-type="float" office:value="1" calcext:value-type="float">
            <text:p>1</text:p>
          </table:table-cell>
          <table:table-cell table:formula="of:=191+50" office:value-type="currency" office:currency="USD" office:value="241" calcext:value-type="currency">
            <text:p>$241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x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GA/DV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Default" table:formula="of:=[.V14]*[.W14]" office:value-type="float" office:value="28900" calcext:value-type="float">
            <text:p>28900</text:p>
          </table:table-cell>
          <table:table-cell table:number-columns-repeated="2"/>
          <table:table-cell table:formula="of:=12*13.35+5*3.74+3.3*2.19" office:value-type="float" office:value="186.127" calcext:value-type="float">
            <text:p>186.1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://buy.advantech.com/Mini+ITX+industrial+motherboard/AIMB+281G2+00A1E/model-AIMB-281G2-00A1E.htm?gclid=CO7Bhqvi1cQCFdgVgQodlXUAPA</text:p>
          </table:table-cell>
          <table:table-cell table:number-columns-repeated="98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RDUINO" table:base-cell-address="$Sheet1.$W$1" table:cell-range-address="$Sheet1.$AE$1:.$AE$1048576"/>
        <table:named-range table:name="AREA" table:base-cell-address="$Sheet1.$S$1" table:cell-range-address="$Sheet1.$X$1:.$X$1048576"/>
        <table:named-range table:name="AUDIO" table:base-cell-address="$Sheet1.$N$1" table:cell-range-address="$Sheet1.$R$1:.$R$1048576"/>
        <table:named-range table:name="AVAILABLE" table:base-cell-address="$Sheet1.$C$1" table:cell-range-address="$Sheet1.$C$1:.$C$1048576"/>
        <table:named-range table:name="BLUETOOTH" table:base-cell-address="$Sheet1.$M$1" table:cell-range-address="$Sheet1.$M$1:.$M$1048576"/>
        <table:named-range table:name="COST" table:base-cell-address="$Sheet1.$C$1" table:cell-range-address="$Sheet1.$D$1:.$D$1048576"/>
        <table:named-range table:name="CPU_CORES" table:base-cell-address="$Sheet1.$D$1" table:cell-range-address="$Sheet1.$E$1:.$E$1048576"/>
        <table:named-range table:name="CPU_GHZ" table:base-cell-address="$Sheet1.$E$1" table:cell-range-address="$Sheet1.$F$1:.$F$1048576"/>
        <table:named-range table:name="ETHERNET" table:base-cell-address="$Sheet1.$L$1" table:cell-range-address="$Sheet1.$N$1:.$N$1048576"/>
        <table:named-range table:name="GVS" table:base-cell-address="$Sheet1.$Z$1" table:cell-range-address="$Sheet1.$AH$1:.$AH$1048576"/>
        <table:named-range table:name="MEMORY_GB" table:base-cell-address="$Sheet1.$I$1" table:cell-range-address="$Sheet1.$J$1:.$J$1048576"/>
        <table:named-range table:name="MEMORY_TYPE" table:base-cell-address="$Sheet1.$H$1" table:cell-range-address="$Sheet1.$I$1:.$I$1048576"/>
        <table:named-range table:name="MIC" table:base-cell-address="$Sheet1.$O$1" table:cell-range-address="$Sheet1.$S$1:.$S$1048576"/>
        <table:named-range table:name="MICRO_SD" table:base-cell-address="$Sheet1.$V$1" table:cell-range-address="$Sheet1.$AD$1:.$AD$1048576"/>
        <table:named-range table:name="PIN_VOLTAGE" table:base-cell-address="$Sheet1.$T$1" table:cell-range-address="$Sheet1.$AB$1:.$AB$1048576"/>
        <table:named-range table:name="POWERED_FROM_USB" table:base-cell-address="$Sheet1.$N$1" table:cell-range-address="$Sheet1.$O$1:.$O$1048576"/>
        <table:named-range table:name="POWER_WATTS" table:base-cell-address="$Sheet1.$S$1" table:cell-range-address="$Sheet1.$AA$1:.$AA$1048576"/>
        <table:named-range table:name="USB" table:base-cell-address="$Sheet1.$M$1" table:cell-range-address="$Sheet1.$P$1:.$P$1048576"/>
        <table:named-range table:name="VIDEO" table:base-cell-address="$Sheet1.$J$1" table:cell-range-address="$Sheet1.$K$1:.$K$1048576"/>
        <table:named-range table:name="WIFI" table:base-cell-address="$Sheet1.$K$1" table:cell-range-address="$Sheet1.$L$1:.$L$1048576"/>
      </table:named-expressions>
      <table:database-ranges>
        <table:database-range table:name="__Anonymous_Sheet_DB__0" table:target-range-address="Sheet1.A1:Sheet1.AI1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1:18:02.482346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04T14:28:21</meta:creation-date>
    <meta:generator>LibreOffice/4.2.8.2$Linux_X86_64 LibreOffice_project/420m0$Build-2</meta:generator>
    <dc:date>2016-03-01T11:28:43.540040011</dc:date>
    <dc:creator>chris </dc:creator>
    <meta:editing-duration>PT5H5M58S</meta:editing-duration>
    <meta:editing-cycles>41</meta:editing-cycles>
    <meta:document-statistic meta:table-count="3" meta:cell-count="471" meta:object-count="0"/>
  </office:meta>
</office:document-meta>
</file>